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2457in"/>
    </style:style>
    <style:style style:name="co5" style:family="table-column">
      <style:table-column-properties fo:break-before="auto" style:column-width="1.1835in"/>
    </style:style>
    <style:style style:name="co6" style:family="table-column">
      <style:table-column-properties fo:break-before="auto" style:column-width="1.5807in"/>
    </style:style>
    <style:style style:name="co7" style:family="table-column">
      <style:table-column-properties fo:break-before="auto" style:column-width="1.601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r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pal length (cm)</text:p>
          </table:table-cell>
          <table:table-cell office:value-type="string" calcext:value-type="string">
            <text:p>Sepal width (cm)</text:p>
          </table:table-cell>
          <table:table-cell office:value-type="string" calcext:value-type="string">
            <text:p>Petal length (cm)</text:p>
          </table:table-cell>
          <table:table-cell office:value-type="string" calcext:value-type="string">
            <text:p>Petal width (cm)</text:p>
          </table:table-cell>
          <table:table-cell office:value-type="string" calcext:value-type="string">
            <text:p>Species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Average Sepal length</text:p>
          </table:table-cell>
          <table:table-cell table:formula="of:=AVERAGE([.A2:.A151])" office:value-type="float" office:value="5.808" calcext:value-type="float">
            <text:p>5.80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Min sepal length</text:p>
          </table:table-cell>
          <table:table-cell table:formula="of:=MIN([.A2:.A15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Max sepal length</text:p>
          </table:table-cell>
          <table:table-cell table:formula="of:=MAX([.A2:.A151])"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A2:.A151])" office:value-type="float" office:value="0.906910087076039" calcext:value-type="float">
            <text:p>0.9069100870760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Average Sepal width</text:p>
          </table:table-cell>
          <table:table-cell table:formula="of:=AVERAGE([.B2:.B151])" office:value-type="float" office:value="3.056" calcext:value-type="float">
            <text:p>3.05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Min sepal width</text:p>
          </table:table-cell>
          <table:table-cell table:formula="of:=MIN([.B2:.B151])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Max sepal width</text:p>
          </table:table-cell>
          <table:table-cell table:formula="of:=MAX([.B2:.B151])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B2:.B151])" office:value-type="float" office:value="0.445782623765224" calcext:value-type="float">
            <text:p>0.44578262376522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Average petal length</text:p>
          </table:table-cell>
          <table:table-cell table:formula="of:=AVERAGE([.C2:.C151])" office:value-type="float" office:value="3.756" calcext:value-type="float">
            <text:p>3.75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Min petal length</text:p>
          </table:table-cell>
          <table:table-cell table:formula="of:=MIN([.C2:.C151]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Max petal length</text:p>
          </table:table-cell>
          <table:table-cell table:formula="of:=MAX([.C2:.C151])"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C2:.C151])" office:value-type="float" office:value="1.76815529701506" calcext:value-type="float">
            <text:p>1.7681552970150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Average petal width</text:p>
          </table:table-cell>
          <table:table-cell table:formula="of:=AVERAGE([.D2:.D151])"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Min petal width</text:p>
          </table:table-cell>
          <table:table-cell table:formula="of:=MIN([.D2:.D151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Max petal width</text:p>
          </table:table-cell>
          <table:table-cell table:formula="of:=MAX([.D2:.D15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D2:.D151])" office:value-type="float" office:value="0.772058174947559" calcext:value-type="float">
            <text:p>0.77205817494755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Num setosa</text:p>
          </table:table-cell>
          <table:table-cell table:formula="of:=COUNTIF([.E2:.E151]; &quot;Iris-setosa&quot;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Num Versicolor</text:p>
          </table:table-cell>
          <table:table-cell table:formula="of:=COUNTIF([.E2:.E151]; &quot;Iris-versicolor&quot;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Num setosa</text:p>
          </table:table-cell>
          <table:table-cell table:formula="of:=COUNTIF([.E2:.E151]; &quot;Iris-virginica&quot;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9T11:59:12.682398478</dc:date>
    <meta:editing-duration>PT21H22M46S</meta:editing-duration>
    <meta:editing-cycles>5</meta:editing-cycles>
    <meta:generator>LibreOffice/7.6.1.2$Linux_X86_64 LibreOffice_project/60$Build-2</meta:generator>
    <meta:document-statistic meta:table-count="1" meta:cell-count="793" meta:object-count="0"/>
  </office:meta>
</office:document-meta>
</file>